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fo:background-color="#e0efd4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1hh9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LY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C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AR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0.00001" calcext:value-type="float">
            <text:p>1.00E-0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3"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hh6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.0000001" calcext:value-type="float">
            <text:p>1.00E-07</text:p>
          </table:table-cell>
          <table:table-cell table:style-name="ce6" office:value-type="float" office:value="0.00001" calcext:value-type="float">
            <text:p>1.00E-05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nbz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C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0.00000106" calcext:value-type="float">
            <text:p>1.06E-06</text:p>
          </table:table-cell>
          <table:table-cell table:style-name="ce4" office:value-type="float" office:value="0.0000909" calcext:value-type="float">
            <text:p>9.09E-05</text:p>
          </table:table-cell>
          <table:table-cell table:style-name="ce3"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bz</text:p>
          </table:table-cell>
          <table:table-cell table:style-name="ce6" office:value-type="string" calcext:value-type="string">
            <text:p>C</text:p>
          </table:table-cell>
          <table:table-cell table:style-name="ce8"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.00000106" calcext:value-type="float">
            <text:p>1.06E-06</text:p>
          </table:table-cell>
          <table:table-cell table:style-name="ce6" office:value-type="float" office:value="0.00000000286" calcext:value-type="float">
            <text:p>2.86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nby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0.0000909" calcext:value-type="float">
            <text:p>9.09E-05</text:p>
          </table:table-cell>
          <table:table-cell table:style-name="ce4" office:value-type="float" office:value="0.00000106" calcext:value-type="float">
            <text:p>1.06E-06</text:p>
          </table:table-cell>
          <table:table-cell table:style-name="ce3"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nby</text:p>
          </table:table-cell>
          <table:table-cell table:style-name="ce6"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11000" calcext:value-type="float">
            <text:p>1.10E+04</text:p>
          </table:table-cell>
          <table:table-cell table:style-name="ce6" office:value-type="float" office:value="360000000" calcext:value-type="float">
            <text:p>3.60E+08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.00000000286" calcext:value-type="float">
            <text:p>2.86E-09</text:p>
          </table:table-cell>
          <table:table-cell table:style-name="ce6" office:value-type="float" office:value="0.0000909" calcext:value-type="float">
            <text:p>9.09E-05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1400000" calcext:value-type="float">
            <text:p>1.4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43000000" calcext:value-type="float">
            <text:p>4.3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100000000" calcext:value-type="float">
            <text:p>1.00E+08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37000000" calcext:value-type="float">
            <text:p>3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31000000" calcext:value-type="float">
            <text:p>3.1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87000000" calcext:value-type="float">
            <text:p>8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120000000" calcext:value-type="float">
            <text:p>1.20E+08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11000" calcext:value-type="float">
            <text:p>1.1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940000" calcext:value-type="float">
            <text:p>9.4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97000000" calcext:value-type="float">
            <text:p>9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40000000" calcext:value-type="float">
            <text:p>4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12000000" calcext:value-type="float">
            <text:p>1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360000" calcext:value-type="float">
            <text:p>3.6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3900000" calcext:value-type="float">
            <text:p>3.9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32000000" calcext:value-type="float">
            <text:p>3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53000000" calcext:value-type="float">
            <text:p>5.3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12000000" calcext:value-type="float">
            <text:p>1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32000" calcext:value-type="float">
            <text:p>3.2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3200" calcext:value-type="float">
            <text:p>3.20E+03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49000000" calcext:value-type="float">
            <text:p>4.9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87000" calcext:value-type="float">
            <text:p>8.7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20000" calcext:value-type="float">
            <text:p>2.0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1700000" calcext:value-type="float">
            <text:p>1.7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860000" calcext:value-type="float">
            <text:p>8.6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1000000" calcext:value-type="float">
            <text:p>1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77000000" calcext:value-type="float">
            <text:p>7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54000000" calcext:value-type="float">
            <text:p>5.4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41000000" calcext:value-type="float">
            <text:p>4.1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8800000" calcext:value-type="float">
            <text:p>8.8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46000000" calcext:value-type="float">
            <text:p>4.6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3600000" calcext:value-type="float">
            <text:p>3.6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42000" calcext:value-type="float">
            <text:p>4.2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4700" calcext:value-type="float">
            <text:p>4.70E+03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6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360000000" calcext:value-type="float">
            <text:p>3.60E+08</text:p>
          </table:table-cell>
          <table:table-cell table:style-name="ce6" office:value-type="float" office:value="60000" calcext:value-type="float">
            <text:p>6.0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 table:number-rows-repeated="10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80000000" calcext:value-type="float">
            <text:p>8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41000000" calcext:value-type="float">
            <text:p>4.1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40000000" calcext:value-type="float">
            <text:p>4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9000000" calcext:value-type="float">
            <text:p>1.9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24000000" calcext:value-type="float">
            <text:p>2.4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22000000" calcext:value-type="float">
            <text:p>2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6000000" calcext:value-type="float">
            <text:p>1.6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7000000" calcext:value-type="float">
            <text:p>1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620000" calcext:value-type="float">
            <text:p>6.2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0000000" calcext:value-type="float">
            <text:p>1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3600000" calcext:value-type="float">
            <text:p>3.6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60000000" calcext:value-type="float">
            <text:p>6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4400000" calcext:value-type="float">
            <text:p>4.4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33000000" calcext:value-type="float">
            <text:p>3.3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280000" calcext:value-type="float">
            <text:p>2.8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2000000" calcext:value-type="float">
            <text:p>1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7000000" calcext:value-type="float">
            <text:p>1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5000000" calcext:value-type="float">
            <text:p>1.5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560000" calcext:value-type="float">
            <text:p>5.6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5500000" calcext:value-type="float">
            <text:p>5.5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000000" calcext:value-type="float">
            <text:p>1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590000" calcext:value-type="float">
            <text:p>5.9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6"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9400000" calcext:value-type="float">
            <text:p>9.4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0000000" calcext:value-type="float">
            <text:p>1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210000" calcext:value-type="float">
            <text:p>2.1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20000" calcext:value-type="float">
            <text:p>1.2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260000" calcext:value-type="float">
            <text:p>2.6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300000" calcext:value-type="float">
            <text:p>3.0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5500000" calcext:value-type="float">
            <text:p>5.5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800000" calcext:value-type="float">
            <text:p>1.8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9600000" calcext:value-type="float">
            <text:p>9.6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270000" calcext:value-type="float">
            <text:p>2.7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790000" calcext:value-type="float">
            <text:p>7.9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45000000" calcext:value-type="float">
            <text:p>4.50E+07</text:p>
          </table:table-cell>
          <table:table-cell table:style-name="ce6" office:value-type="float" office:value="1100000" calcext:value-type="float">
            <text:p>1.1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79000" calcext:value-type="float">
            <text:p>7.9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67000" calcext:value-type="float">
            <text:p>6.7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6200000" calcext:value-type="float">
            <text:p>6.2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1300000" calcext:value-type="float">
            <text:p>1.3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86000" calcext:value-type="float">
            <text:p>8.6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830000" calcext:value-type="float">
            <text:p>8.3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5000000" calcext:value-type="float">
            <text:p>5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3000000" calcext:value-type="float">
            <text:p>3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31000" calcext:value-type="float">
            <text:p>3.1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5900000" calcext:value-type="float">
            <text:p>5.9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4000000" calcext:value-type="float">
            <text:p>4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93000" calcext:value-type="float">
            <text:p>9.3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17000000" calcext:value-type="float">
            <text:p>1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4000000" calcext:value-type="float">
            <text:p>4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5400000" calcext:value-type="float">
            <text:p>5.4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1000000" calcext:value-type="float">
            <text:p>1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4000000" calcext:value-type="float">
            <text:p>4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B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37000" calcext:value-type="float">
            <text:p>3.70E+04</text:p>
          </table:table-cell>
          <table:table-cell table:style-name="ce3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47000" calcext:value-type="float">
            <text:p>4.7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B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7800000" calcext:value-type="float">
            <text:p>7.80E+06</text:p>
          </table:table-cell>
          <table:table-cell table:style-name="ce3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3000000" calcext:value-type="float">
            <text:p>3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A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36000" calcext:value-type="float">
            <text:p>3.60E+04</text:p>
          </table:table-cell>
          <table:table-cell table:style-name="ce3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7500000" calcext:value-type="float">
            <text:p>7.5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B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82000" calcext:value-type="float">
            <text:p>8.20E+04</text:p>
          </table:table-cell>
          <table:table-cell table:style-name="ce3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84000" calcext:value-type="float">
            <text:p>8.4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B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63000" calcext:value-type="float">
            <text:p>6.30E+04</text:p>
          </table:table-cell>
          <table:table-cell table:style-name="ce3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1100000" calcext:value-type="float">
            <text:p>1.1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B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93000" calcext:value-type="float">
            <text:p>9.30E+04</text:p>
          </table:table-cell>
          <table:table-cell table:style-name="ce3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6"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93000000" calcext:value-type="float">
            <text:p>9.30E+07</text:p>
          </table:table-cell>
          <table:table-cell table:style-name="ce6" office:value-type="float" office:value="1900000" calcext:value-type="float">
            <text:p>1.9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1dvf</text:p>
          </table:table-cell>
          <table:table-cell table:style-name="ce4" office:value-type="string" calcext:value-type="string">
            <text:p>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B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93000000" calcext:value-type="float">
            <text:p>9.30E+07</text:p>
          </table:table-cell>
          <table:table-cell table:style-name="ce4" office:value-type="float" office:value="1300000" calcext:value-type="float">
            <text:p>1.30E+06</text:p>
          </table:table-cell>
          <table:table-cell table:style-name="ce3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3a6b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office:value-type="string" calcext:value-type="string">
            <text:p>L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ffinities</text:p>
          </table:table-cell>
          <table:table-cell table:style-name="ce4" office:value-type="float" office:value="0.000000108" calcext:value-type="float">
            <text:p>1.08E-07</text:p>
          </table:table-cell>
          <table:table-cell table:style-name="ce4" office:value-type="float" office:value="0.00000000562" calcext:value-type="float">
            <text:p>5.62E-09</text:p>
          </table:table-cell>
          <table:table-cell table:style-name="ce3"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6b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.000000108" calcext:value-type="float">
            <text:p>1.08E-07</text:p>
          </table:table-cell>
          <table:table-cell table:style-name="ce6"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67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.00000000562" calcext:value-type="float">
            <text:p>5.62E-09</text:p>
          </table:table-cell>
          <table:table-cell table:style-name="ce6"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3a67</text:p>
          </table:table-cell>
          <table:table-cell table:style-name="ce6"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1" office:value-type="float" office:value="0.00000000562" calcext:value-type="float">
            <text:p>5.62E-09</text:p>
          </table:table-cell>
          <table:table-cell table:style-name="ce6"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3a6c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.00000000714" calcext:value-type="float">
            <text:p>7.14E-09</text:p>
          </table:table-cell>
          <table:table-cell table:style-name="ce6"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.00000000714" calcext:value-type="float">
            <text:p>7.14E-09</text:p>
          </table:table-cell>
          <table:table-cell table:style-name="ce6" office:value-type="float" office:value="0.00000000562" calcext:value-type="float">
            <text:p>5.62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6" office:value-type="float" office:value="0.00000000562" calcext:value-type="float">
            <text:p>5.62E-09</text:p>
          </table:table-cell>
          <table:table-cell table:style-name="ce6"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 table:number-rows-repeated="104814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9:02:26.506062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0:22:03.888044395</meta:creation-date>
    <dc:date>2019-03-20T21:36:29.003172068</dc:date>
    <meta:editing-duration>PT4H21M44S</meta:editing-duration>
    <meta:editing-cycles>33</meta:editing-cycles>
    <meta:generator>LibreOffice/6.0.7.3$Linux_X86_64 LibreOffice_project/00m0$Build-3</meta:generator>
    <meta:document-statistic meta:table-count="1" meta:cell-count="1145" meta:object-count="0"/>
  </office:meta>
</office:document-meta>
</file>